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25-01-16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24-01-25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23-01-11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22-02-15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20-02-1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19-02-06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18-02-16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17-02-27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16-02-22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15-02-23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14-03-04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13-02-27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1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1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1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0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0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0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0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0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0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200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199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199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199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199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199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199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199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198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198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198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198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198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197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197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197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03</text:p>
          </table:table-cell>
          <table:table-cell office:value-type="string" calcext:value-type="string">
            <text:p>197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